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P2" style:family="paragraph" style:parent-style-name="Footer">
      <style:paragraph-properties fo:text-align="end" style:justify-single-word="false"/>
      <style:text-properties officeooo:rsid="0008e44a" officeooo:paragraph-rsid="0008e44a"/>
    </style:style>
    <style:style style:name="P3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48dc6" officeooo:paragraph-rsid="00048dc6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048dc6" officeooo:paragraph-rsid="00048dc6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16pt" officeooo:rsid="00048dc6" officeooo:paragraph-rsid="00048dc6" style:font-size-asian="14pt" style:font-size-complex="16pt"/>
    </style:style>
    <style:style style:name="T1" style:family="text">
      <style:text-properties officeooo:rsid="000b6a9f"/>
    </style:style>
    <style:style style:name="T2" style:family="text">
      <style:text-properties officeooo:rsid="001439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DBMS LAB – <text:span text:style-name="T2">3</text:span></text:p>
      <text:p text:style-name="P5"/>
      <text:p text:style-name="P5"/>
      <text:p text:style-name="P3">1)</text:p>
      <text:p text:style-name="P3">CREATE TABLE EMP( EMPNO INT(10),EFNAME VARCHAR(20),ELNAME VARCHAR(20),JOB VARCHAR (10),DEPTNAME VARCHAR (10),DEPTNO INT (2),ECITY VARCHAR (10),SAL INT (7),WORKEXPERIENCE INT(10),MANAGERNAME VARCHAR (10),MANAGERNO INT (20),PRIMARY KEY(DEPTNO) );</text:p>
      <text:p text:style-name="P3"/>
      <text:p text:style-name="P3">CREATE TABLE dept( DEPTNO INT(2), DNAME VARCHAR(10), LOC VARCHAR(10), LOCID INT(5) );</text:p>
      <text:p text:style-name="P3"/>
      <text:p text:style-name="P3">ALTER TABLE EMP ADD PRIMARY KEY(EMPNO);</text:p>
      <text:p text:style-name="P3"/>
      <text:p text:style-name="P3">ALTER TABLE EMP ADD FOREIGN KEY (DEPTNO) references EMP(EMPNO);</text:p>
      <text:p text:style-name="P3"/>
      <text:p text:style-name="P3">INSERT INTO EMP VALUES(1,'SOMA','VIGNESH','ENG','CSE',1,'CHENNAI',1000000,1,'MANAGER1',1),(2,'SANJIV','KANNA','DOC','MEDICINE',2,'DELHI',2000000,2,'MANAGER2',2),(3,'SRI','VIGNESH','YT','SHORTS',3,'KOLKATA',3000000,3,'MANAGER3',3),(4,'NITIN','KUMAR','TEACHER','ENGLISH',4,'HOSUR',4000000,4,'MANAGER4',4),(5,'ABHI','MANO','CEO','ALL',5,'BANGALORE',5000000,5,'MANAGER5',5);</text:p>
      <text:p text:style-name="P3"/>
      <text:p text:style-name="P3">+-------+--------+---------+---------+----------+--------+-----------+---------+----------------+-------------+-----------+</text:p>
      <text:p text:style-name="P3"><text:soft-page-break/>| EMPNO | EFNAME | ELNAME <text:s/>| JOB <text:s text:c="4"/>| DEPTNAME | DEPTNO | ECITY <text:s text:c="4"/>| SAL <text:s text:c="4"/>| WORKEXPERIENCE | MANAGERNAME | MANAGERNO |</text:p>
      <text:p text:style-name="P3">+-------+--------+---------+---------+----------+--------+-----------+---------+----------------+-------------+-----------+</text:p>
      <text:p text:style-name="P3">| <text:s text:c="4"/>1 | SOMA <text:s text:c="2"/>| VIGNESH | ENG <text:s text:c="4"/>| CSE <text:s text:c="5"/>| <text:s text:c="5"/>1 | CHENNAI <text:s text:c="2"/>| 1000000 | <text:s text:c="13"/>1 | MANAGER1 <text:s text:c="3"/>| <text:s text:c="8"/>1 |</text:p>
      <text:p text:style-name="P3">| <text:s text:c="4"/>2 | SANJIV | KANNA <text:s text:c="2"/>| DOC <text:s text:c="4"/>| MEDICINE | <text:s text:c="5"/>2 | DELHI <text:s text:c="4"/>| 2000000 | <text:s text:c="13"/>2 | MANAGER2 <text:s text:c="3"/>| <text:s text:c="8"/>2 |</text:p>
      <text:p text:style-name="P3">| <text:s text:c="4"/>3 | SRI <text:s text:c="3"/>| VIGNESH | YT <text:s text:c="5"/>| SHORTS <text:s text:c="2"/>| <text:s text:c="5"/>3 | KOLKATA <text:s text:c="2"/>| 3000000 | <text:s text:c="13"/>3 | MANAGER3 <text:s text:c="3"/>| <text:s text:c="8"/>3 |</text:p>
      <text:p text:style-name="P3">| <text:s text:c="4"/>4 | NITIN <text:s/>| KUMAR <text:s text:c="2"/>| TEACHER | ENGLISH <text:s/>| <text:s text:c="5"/>4 | HOSUR <text:s text:c="4"/>| 4000000 | <text:s text:c="13"/>4 | MANAGER4 <text:s text:c="3"/>| <text:s text:c="8"/>4 |</text:p>
      <text:p text:style-name="P3">| <text:s text:c="4"/>5 | ABHI <text:s text:c="2"/>| MANO <text:s text:c="3"/>| CEO <text:s text:c="4"/>| ALL <text:s text:c="5"/>| <text:s text:c="5"/>5 | BANGALORE | 5000000 | <text:s text:c="13"/>5 | MANAGER5 <text:s text:c="3"/>| <text:s text:c="8"/>5 |</text:p>
      <text:p text:style-name="P3">+-------+--------+---------+---------+----------+--------+-----------+---------+----------------+-------------+-----------+</text:p>
      <text:p text:style-name="P3"/>
      <text:p text:style-name="P3">INSERT INTO dept VALUES(1,'CSE','CHENNAI',1),(2,'MEDICINE','DELHI',2),(3,'SHORTS','KOLKATA',3),(4,'ENGLISH','HOSUR',4),(5,'ALL','BANGALORE',5);</text:p>
      <text:p text:style-name="P3"/>
      <text:p text:style-name="P3">+--------+----------+-----------+-------+</text:p>
      <text:p text:style-name="P3">| DEPTNO | DNAME <text:s text:c="3"/>| LOC <text:s text:c="6"/>| LOCID |</text:p>
      <text:p text:style-name="P3">+--------+----------+-----------+-------+</text:p>
      <text:p text:style-name="P3">| <text:s text:c="5"/>1 | CSE <text:s text:c="5"/>| CHENNAI <text:s text:c="2"/>| <text:s text:c="4"/>1 |</text:p>
      <text:p text:style-name="P3">| <text:s text:c="5"/>2 | MEDICINE | DELHI <text:s text:c="4"/>| <text:s text:c="4"/>2 |</text:p>
      <text:p text:style-name="P3">| <text:s text:c="5"/>3 | SHORTS <text:s text:c="2"/>| KOLKATA <text:s text:c="2"/>| <text:s text:c="4"/>3 |</text:p>
      <text:p text:style-name="P3">| <text:s text:c="5"/>4 | ENGLISH <text:s/>| HOSUR <text:s text:c="4"/>| <text:s text:c="4"/>4 |</text:p>
      <text:p text:style-name="P3">| <text:s text:c="5"/>5 | ALL <text:s text:c="5"/>| BANGALORE | <text:s text:c="4"/>5 |</text:p>
      <text:p text:style-name="P3">+--------+----------+-----------+-------+</text:p>
      <text:p text:style-name="P3"/>
      <text:p text:style-name="P3"/>
      <text:p text:style-name="P3"/>
      <text:p text:style-name="P3"/>
      <text:p text:style-name="P3"><text:soft-page-break/>2)</text:p>
      <text:p text:style-name="P3">SELECT ELNAME,DEPTNO,DEPTNAME FROM EMP;</text:p>
      <text:p text:style-name="P3">+---------+--------+----------+</text:p>
      <text:p text:style-name="P3">| ELNAME <text:s/>| DEPTNO | DEPTNAME |</text:p>
      <text:p text:style-name="P3">+---------+--------+----------+</text:p>
      <text:p text:style-name="P3">| VIGNESH | <text:s text:c="5"/>1 | CSE <text:s text:c="5"/>|</text:p>
      <text:p text:style-name="P3">| KANNA <text:s text:c="2"/>| <text:s text:c="5"/>2 | MEDICINE |</text:p>
      <text:p text:style-name="P3">| VIGNESH | <text:s text:c="5"/>3 | SHORTS <text:s text:c="2"/>|</text:p>
      <text:p text:style-name="P3">| KUMAR <text:s text:c="2"/>| <text:s text:c="5"/>4 | ENGLISH <text:s/>|</text:p>
      <text:p text:style-name="P3">| MANO <text:s text:c="3"/>| <text:s text:c="5"/>5 | ALL <text:s text:c="5"/>|</text:p>
      <text:p text:style-name="P3">+---------+--------+----------+</text:p>
      <text:p text:style-name="P3"/>
      <text:p text:style-name="P3">3)</text:p>
      <text:p text:style-name="P3">SELECT EMP.JOB,dept.LOC FROM EMP,dept</text:p>
      <text:p text:style-name="P3">WHERE EMP.DEPTNO=80;</text:p>
      <text:p text:style-name="P3">Empty set</text:p>
      <text:p text:style-name="P3"/>
      <text:p text:style-name="P3">4)</text:p>
      <text:p text:style-name="P3">SELECT EMP.ELNAME,EMP.DEPTNAME,dept.LOCID,EMP.ECITY FROM EMP inner JOIN dept ON EMP.DEPTNO=dept.DEPTNO WHERE EMP.SAL&gt;=10000;</text:p>
      <text:p text:style-name="P3">+---------+----------+-------+-----------+</text:p>
      <text:p text:style-name="P3">| ELNAME <text:s/>| DEPTNAME | LOCID | ECITY <text:s text:c="4"/>|</text:p>
      <text:p text:style-name="P3">+---------+----------+-------+-----------+</text:p>
      <text:p text:style-name="P3">| VIGNESH | CSE <text:s text:c="5"/>| <text:s text:c="4"/>1 | CHENNAI <text:s text:c="2"/>|</text:p>
      <text:p text:style-name="P3">| KANNA <text:s text:c="2"/>| MEDICINE | <text:s text:c="4"/>2 | DELHI <text:s text:c="4"/>|</text:p>
      <text:p text:style-name="P3">| VIGNESH | SHORTS <text:s text:c="2"/>| <text:s text:c="4"/>3 | KOLKATA <text:s text:c="2"/>|</text:p>
      <text:p text:style-name="P3">| KUMAR <text:s text:c="2"/>| ENGLISH <text:s/>| <text:s text:c="4"/>4 | HOSUR <text:s text:c="4"/>|</text:p>
      <text:p text:style-name="P3">| MANO <text:s text:c="3"/>| ALL <text:s text:c="5"/>| <text:s text:c="4"/>5 | BANGALORE |</text:p>
      <text:p text:style-name="P3">+---------+----------+-------+-----------+</text:p>
      <text:p text:style-name="P3"/>
      <text:p text:style-name="P3"/>
      <text:p text:style-name="P3"/>
      <text:p text:style-name="P3"/>
      <text:p text:style-name="P3"/>
      <text:p text:style-name="P3"><text:soft-page-break/>5)SELECT ELNAME,DEPTNAME FROM EMP WHERE EFNAME LIKE '%a%';</text:p>
      <text:p text:style-name="P3">+---------+----------+</text:p>
      <text:p text:style-name="P3">| ELNAME <text:s/>| DEPTNAME |</text:p>
      <text:p text:style-name="P3">+---------+----------+</text:p>
      <text:p text:style-name="P3">| VIGNESH | CSE <text:s text:c="5"/>|</text:p>
      <text:p text:style-name="P3">| KANNA <text:s text:c="2"/>| MEDICINE |</text:p>
      <text:p text:style-name="P3">| MANO <text:s text:c="3"/>| ALL <text:s text:c="5"/>|</text:p>
      <text:p text:style-name="P3">+---------+----------+</text:p>
      <text:p text:style-name="P3"/>
      <text:p text:style-name="P3">6)</text:p>
      <text:p text:style-name="P3">SELECT ELNAME,EMPNO,MANAGERNAME,MANAGERNO FROM EMP;</text:p>
      <text:p text:style-name="P3">+---------+-------+-------------+-----------+</text:p>
      <text:p text:style-name="P3">| ELNAME <text:s/>| EMPNO | MANAGERNAME | MANAGERNO |</text:p>
      <text:p text:style-name="P3">+---------+-------+-------------+-----------+</text:p>
      <text:p text:style-name="P3">| VIGNESH | <text:s text:c="4"/>1 | MANAGER1 <text:s text:c="3"/>| <text:s text:c="8"/>1 |</text:p>
      <text:p text:style-name="P3">| KANNA <text:s text:c="2"/>| <text:s text:c="4"/>2 | MANAGER2 <text:s text:c="3"/>| <text:s text:c="8"/>2 |</text:p>
      <text:p text:style-name="P3">| VIGNESH | <text:s text:c="4"/>3 | MANAGER3 <text:s text:c="3"/>| <text:s text:c="8"/>3 |</text:p>
      <text:p text:style-name="P3">| KUMAR <text:s text:c="2"/>| <text:s text:c="4"/>4 | MANAGER4 <text:s text:c="3"/>| <text:s text:c="8"/>4 |</text:p>
      <text:p text:style-name="P3">| MANO <text:s text:c="3"/>| <text:s text:c="4"/>5 | MANAGER5 <text:s text:c="3"/>| <text:s text:c="8"/>5 |</text:p>
      <text:p text:style-name="P3">+---------+-------+-------------+-----------+</text:p>
      <text:p text:style-name="P3"/>
      <text:p text:style-name="P3">7)</text:p>
      <text:p text:style-name="P3">SELECT ELNAME,JOB,DEPTNO,DEPTNAME FROM EMP</text:p>
      <text:p text:style-name="P3"><text:s text:c="4"/>-&gt; WHERE ECITY ='toronto';</text:p>
      <text:p text:style-name="P3">Empty set</text:p>
      <text:p text:style-name="P3"/>
      <text:p text:style-name="P3">8)</text:p>
      <text:p text:style-name="P3">SELECT * FROM EMP</text:p>
      <text:p text:style-name="P3"><text:s text:c="4"/>-&gt; WHERE MANAGERNAME = NULL</text:p>
      <text:p text:style-name="P3"><text:s text:c="4"/>-&gt; ORDER BY EMPNO DESC;</text:p>
      <text:p text:style-name="P3">Empty set</text:p>
      <text:p text:style-name="P3"/>
      <text:p text:style-name="P3"/>
      <text:p text:style-name="P3"><text:soft-page-break/>9)SELECT s.ELNAME,s.DEPTNO FROM EMP s JOIN EMP p WHERE s.DEPTNAME=p.DEPTNAME;</text:p>
      <text:p text:style-name="P3">+---------+--------+</text:p>
      <text:p text:style-name="P3">| ELNAME <text:s/>| DEPTNO |</text:p>
      <text:p text:style-name="P3">+---------+--------+</text:p>
      <text:p text:style-name="P3">| VIGNESH | <text:s text:c="5"/>1 |</text:p>
      <text:p text:style-name="P3">| KANNA <text:s text:c="2"/>| <text:s text:c="5"/>2 |</text:p>
      <text:p text:style-name="P3">| VIGNESH | <text:s text:c="5"/>3 |</text:p>
      <text:p text:style-name="P3">| KUMAR <text:s text:c="2"/>| <text:s text:c="5"/>4 |</text:p>
      <text:p text:style-name="P3">| MANO <text:s text:c="3"/>| <text:s text:c="5"/>5 |</text:p>
      <text:p text:style-name="P3">+---------+--------+</text:p>
      <text:p text:style-name="P3"/>
      <text:p text:style-name="P3">10)</text:p>
      <text:p text:style-name="P3">SELECT SUM(SAL),AVG(SAL) FROM EMP;</text:p>
      <text:p text:style-name="P3">+----------+--------------+</text:p>
      <text:p text:style-name="P3">| SUM(SAL) | AVG(SAL) <text:s text:c="4"/>|</text:p>
      <text:p text:style-name="P3">+----------+--------------+</text:p>
      <text:p text:style-name="P3">| 15000000 | 3000000.0000 |</text:p>
      <text:p text:style-name="P3">+----------+--------------+</text:p>
      <text:p text:style-name="P3"/>
      <text:p text:style-name="P3">11)</text:p>
      <text:p text:style-name="P3">SELECT * FROM EMP WHERE WORKEXPERIENCE=(SELECT MAX(WORKEXPERIENCE) FROM</text:p>
      <text:p text:style-name="P3">EMP);</text:p>
      <text:p text:style-name="P3">+-------+--------+--------+------+----------+--------+-----------+---------+----------------+-------------+-----------+</text:p>
      <text:p text:style-name="P3">| EMPNO | EFNAME | ELNAME | JOB <text:s/>| DEPTNAME | DEPTNO | ECITY <text:s text:c="4"/>| SAL <text:s text:c="4"/>| WORKEXPERIENCE | MANAGERNAME | MANAGERNO |</text:p>
      <text:p text:style-name="P3">+-------+--------+--------+------+----------+--------+-----------+---------+----------------+-------------+-----------+</text:p>
      <text:p text:style-name="P3">| <text:s text:c="4"/>5 | ABHI <text:s text:c="2"/>| MANO <text:s text:c="2"/>| CEO <text:s/>| ALL <text:s text:c="5"/>| <text:s text:c="5"/>5 | BANGALORE | 5000000 | <text:s text:c="13"/>5 | MANAGER5 <text:s text:c="3"/>| <text:s text:c="8"/>5 |</text:p>
      <text:p text:style-name="P3">+-------+--------+--------+------+----------+--------+-----------+---------+----------------+-------------+-----------+</text:p>
      <text:p text:style-name="P3"><text:soft-page-break/></text:p>
      <text:p text:style-name="P3"/>
      <text:p text:style-name="P3">12)SELECT COUNT(EMPNO) FROM EMP;</text:p>
      <text:p text:style-name="P3">+--------------+</text:p>
      <text:p text:style-name="P3">| COUNT(EMPNO) |</text:p>
      <text:p text:style-name="P3">+--------------+</text:p>
      <text:p text:style-name="P3">| <text:s text:c="11"/>5 |</text:p>
      <text:p text:style-name="P3">+--------------+</text:p>
      <text:p text:style-name="P3"/>
      <text:p text:style-name="P3">13)SELECT * FROM EMP WHERE WORKEXPERIENCE=(SELECT MIN(WORKEXPERIENCE) FROM EMP);</text:p>
      <text:p text:style-name="P3">+-------+--------+---------+------+----------+--------+---------+---------+----------------+-------------+-----------+</text:p>
      <text:p text:style-name="P3">| EMPNO | EFNAME | ELNAME <text:s/>| JOB <text:s/>| DEPTNAME | DEPTNO | ECITY <text:s text:c="2"/>| SAL <text:s text:c="4"/>| WORKEXPERIENCE | MANAGERNAME | MANAGERNO |</text:p>
      <text:p text:style-name="P3">+-------+--------+---------+------+----------+--------+---------+---------+----------------+-------------+-----------+</text:p>
      <text:p text:style-name="P3">| <text:s text:c="4"/>1 | SOMA <text:s text:c="2"/>| VIGNESH | ENG <text:s/>| CSE <text:s text:c="5"/>| <text:s text:c="5"/>1 | CHENNAI | 1000000 | <text:s text:c="13"/>1 | MANAGER1 <text:s text:c="3"/>| <text:s text:c="8"/>1 |</text:p>
      <text:p text:style-name="P3">+-------+--------+---------+------+----------+--------+---------+---------+----------------+-------------+-----------+</text:p>
      <text:p text:style-name="P3"/>
      <text:p text:style-name="P3">14)SELECT * FROM EMP WHERE SAL=(SELECT MAX(SAL) FROM EMP);</text:p>
      <text:p text:style-name="P3">+-------+--------+--------+------+----------+--------+-----------+---------+----------------+-------------+-----------+</text:p>
      <text:p text:style-name="P3">| EMPNO | EFNAME | ELNAME | JOB <text:s/>| DEPTNAME | DEPTNO | ECITY <text:s text:c="4"/>| SAL <text:s text:c="4"/>| WORKEXPERIENCE | MANAGERNAME | MANAGERNO |</text:p>
      <text:p text:style-name="P3">+-------+--------+--------+------+----------+--------+-----------+---------+----------------+-------------+-----------+</text:p>
      <text:p text:style-name="P3">| <text:s text:c="4"/>5 | ABHI <text:s text:c="2"/>| MANO <text:s text:c="2"/>| CEO <text:s/>| ALL <text:s text:c="5"/>| <text:s text:c="5"/>5 | BANGALORE | 5000000 | <text:s text:c="13"/>5 | MANAGER5 <text:s text:c="3"/>| <text:s text:c="8"/>5 |</text:p>
      <text:p text:style-name="P3"><text:soft-page-break/>+-------+--------+--------+------+----------+--------+-----------+---------+----------------+-------------+-----------+</text:p>
      <text:p text:style-name="P3"/>
      <text:p text:style-name="P3">2.</text:p>
      <text:p text:style-name="P3">1)CREATE TABLE Depositor(CUSNAME VARCHAR(20), ACC_NO VARCHAR(20) );</text:p>
      <text:p text:style-name="P3"/>
      <text:p text:style-name="P3">CREATE TABLE Borrower( CUSNAME VARCHAR(20), LOAN_NO VARCHAR(20) );</text:p>
      <text:p text:style-name="P3"/>
      <text:p text:style-name="P3">ALTER TABLE Depositor</text:p>
      <text:p text:style-name="P3"><text:s text:c="4"/>-&gt; ADD PRIMARY KEY(ACC_NO);</text:p>
      <text:p text:style-name="P3"/>
      <text:p text:style-name="P3">ALTER TABLE Borrower ADD PRIMARY KEY(LOAN_NO);</text:p>
      <text:p text:style-name="P3"/>
      <text:p text:style-name="P3">INSERT INTO Depositor VALUES('Soma',1),('Sanjiv',2),('Sri',3),('Nitin',4),('Mano',5);</text:p>
      <text:p text:style-name="P3"/>
      <text:p text:style-name="P3">INSERT INTO Borrower VALUES('Soma',1),('Sanjiv',2),('Sri',3),('Nitin',4),('Mano',5);</text:p>
      <text:p text:style-name="P3"/>
      <text:p text:style-name="P3">2)SELECT CUSNAME FROM Depositor INTERSECT SELECT CUSNAME FROM Borrower;</text:p>
      <text:p text:style-name="P3">+---------+</text:p>
      <text:p text:style-name="P3">| CUSNAME |</text:p>
      <text:p text:style-name="P3">+---------+</text:p>
      <text:p text:style-name="P3">| Soma <text:s text:c="3"/>|</text:p>
      <text:p text:style-name="P3">| Sanjiv <text:s/>|</text:p>
      <text:p text:style-name="P3">| Sri <text:s text:c="4"/>|</text:p>
      <text:p text:style-name="P3">| Nitin <text:s text:c="2"/>|</text:p>
      <text:p text:style-name="P3">| Mano <text:s text:c="3"/>|</text:p>
      <text:p text:style-name="P3">+---------+</text:p>
      <text:p text:style-name="P3"/>
      <text:p text:style-name="P3"/>
      <text:p text:style-name="P3"/>
      <text:p text:style-name="P3"><text:soft-page-break/>3)SELECT CUSNAME FROM Depositor EXCEPT SELECT CUSNAME FROM Borrower;</text:p>
      <text:p text:style-name="P3">Empty set</text:p>
      <text:p text:style-name="P3"/>
      <text:p text:style-name="P3">4)SELECT CUSNAME FROM Depositor UNION SELECT CUSNAME FROM Borrower;</text:p>
      <text:p text:style-name="P3">+---------+</text:p>
      <text:p text:style-name="P3">| CUSNAME |</text:p>
      <text:p text:style-name="P3">+---------+</text:p>
      <text:p text:style-name="P3">| Soma <text:s text:c="3"/>|</text:p>
      <text:p text:style-name="P3">| Sanjiv <text:s/>|</text:p>
      <text:p text:style-name="P3">| Sri <text:s text:c="4"/>|</text:p>
      <text:p text:style-name="P3">| Nitin <text:s text:c="2"/>|</text:p>
      <text:p text:style-name="P3">| Mano <text:s text:c="3"/>|</text:p>
      <text:p text:style-name="P3">+---------+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e44a" officeooo:paragraph-rsid="0008e44a"/>
    </style:style>
    <style:style style:name="MP2" style:family="paragraph" style:parent-style-name="Footer">
      <style:paragraph-properties fo:text-align="end" style:justify-single-word="false"/>
      <style:text-properties officeooo:rsid="0008e44a" officeooo:paragraph-rsid="0008e4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anjiv Kannaa J</text:p>
        <text:p text:style-name="MP1">106121116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21:32:46.118171649</meta:creation-date>
    <dc:date>2023-10-23T21:50:12.816467229</dc:date>
    <meta:editing-duration>PT13M50S</meta:editing-duration>
    <meta:editing-cycles>15</meta:editing-cycles>
    <meta:generator>LibreOffice/7.5.6.2$Linux_X86_64 LibreOffice_project/50$Build-2</meta:generator>
    <meta:document-statistic meta:table-count="0" meta:image-count="0" meta:object-count="0" meta:page-count="8" meta:paragraph-count="156" meta:word-count="1076" meta:character-count="7543" meta:non-whitespace-character-count="6067"/>
  </office:meta>
</office:document-meta>
</file>